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ENTRY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ync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BL_ENTRY_SYNC</text:p>
          </table:table-cell>
          <table:table-cell table:number-columns-repeated="2"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TIME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me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TIMES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mes_wrong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shown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rect answered first try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3:00:22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05T22:13:45.880000000</dc:date>
    <meta:editing-duration>P1DT20H38M18S</meta:editing-duration>
    <meta:editing-cycles>372</meta:editing-cycles>
    <dc:creator>Aron Heinecke</dc:creator>
    <meta:document-statistic meta:table-count="3" meta:cell-count="515" meta:object-count="0"/>
  </office:meta>
</office:document-meta>
</file>